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5pt" style:font-name-asian="Times New Roman1" style:font-size-asian="25pt" style:font-name-complex="Times New Roman1" style:font-size-complex="25pt"/>
    </style:style>
    <style:style style:name="P2" style:family="paragraph" style:parent-style-name="Standard">
      <style:paragraph-properties fo:text-align="start" style:justify-single-word="false"/>
      <style:text-properties style:font-name="Times New Roman" fo:font-size="16pt" style:font-name-asian="Times New Roman1" style:font-size-asian="16pt" style:font-name-complex="Times New Roman1" style:font-size-complex="16pt"/>
    </style:style>
    <style:style style:name="P3" style:family="paragraph" style:parent-style-name="Standard">
      <style:paragraph-properties fo:text-align="start" style:justify-single-word="false"/>
      <style:text-properties style:font-name="Times New Roman" fo:font-size="14pt" style:font-name-asian="Times New Roman1" style:font-size-asian="14pt" style:font-name-complex="Times New Roman1" style:font-size-complex="14pt"/>
    </style:style>
    <style:style style:name="P4" style:family="paragraph" style:parent-style-name="Standard" style:list-style-name="WWNum7">
      <style:paragraph-properties fo:margin-left="1.27cm" fo:margin-right="0cm" fo:margin-top="0cm" fo:margin-bottom="0cm"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5" style:family="paragraph" style:parent-style-name="Standard" style:list-style-name="WWNum6">
      <style:paragraph-properties fo:margin-left="1.27cm" fo:margin-right="0cm" fo:margin-top="0cm" fo:margin-bottom="0cm"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list-style-name="WWNum9">
      <style:paragraph-properties fo:margin-left="1.27cm" fo:margin-right="0cm" fo:margin-top="0cm" fo:margin-bottom="0cm"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2">
      <style:paragraph-properties fo:margin-left="1.27cm" fo:margin-right="0cm" fo:margin-top="0cm" fo:margin-bottom="0cm" fo:line-height="10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Standard" style:list-style-name="WWNum4">
      <style:paragraph-properties fo:margin-left="1.27cm" fo:margin-right="0cm" fo:margin-top="0.423cm" fo:margin-bottom="0cm" fo:line-height="10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9" style:family="paragraph" style:parent-style-name="Standard" style:list-style-name="WWNum1">
      <style:paragraph-properties fo:margin-left="1.27cm" fo:margin-right="0cm" fo:margin-top="0.423cm" fo:margin-bottom="0cm" fo:line-height="10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list-style-name="WWNum5">
      <style:paragraph-properties fo:margin-left="1.27cm" fo:margin-right="0cm" fo:margin-top="0.423cm" fo:margin-bottom="0cm" fo:line-height="10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list-style-name="WWNum2">
      <style:paragraph-properties fo:margin-left="1.27cm" fo:margin-right="0cm" fo:margin-top="0.423cm" fo:margin-bottom="0cm" fo:line-height="100%" fo:text-align="justify"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list-style-name="WWNum3">
      <style:paragraph-properties fo:margin-left="1.27cm" fo:margin-right="0cm" fo:margin-top="0.423cm" fo:margin-bottom="0cm"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list-style-name="WWNum6">
      <style:paragraph-properties fo:margin-left="1.27cm" fo:margin-right="0cm" fo:margin-top="0.423cm" fo:margin-bottom="0cm"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list-style-name="WWNum7">
      <style:paragraph-properties fo:margin-left="1.27cm" fo:margin-right="0cm" fo:margin-top="0.423cm" fo:margin-bottom="0cm"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list-style-name="WWNum3">
      <style:paragraph-properties fo:margin-left="1.27cm" fo:margin-right="0cm" fo:margin-top="0.423cm" fo:margin-bottom="0cm" fo:line-height="100%" fo:text-align="justify" style:justify-single-word="false" fo:text-indent="-0.635cm" style:auto-text-indent="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paragraph-properties fo:margin-top="0.423cm" fo:margin-bottom="0cm"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423cm" fo:margin-bottom="0cm"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1.27cm" fo:margin-right="0cm" fo:margin-top="0.423cm" fo:margin-bottom="0cm" fo:line-height="10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margin-top="0.423cm" fo:margin-bottom="0cm" fo:line-height="100%"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21" style:family="paragraph" style:parent-style-name="Standard" style:list-style-name="WWNum2">
      <style:paragraph-properties fo:margin-left="2.54cm" fo:margin-right="0cm" fo:margin-top="0cm" fo:margin-bottom="0cm"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fo:font-size="25pt" style:font-size-asian="25pt" style:font-size-complex="25pt"/>
    </style:style>
    <style:style style:name="T2" style:family="text">
      <style:text-properties style:font-name="Times New Roman" fo:font-size="25pt" style:font-name-asian="Times New Roman1" style:font-size-asian="25pt" style:font-name-complex="Times New Roman1" style:font-size-complex="25pt"/>
    </style:style>
    <style:style style:name="T3"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ext:tab/></text:span><text:span text:style-name="T2">OOMD Lab 2022-23</text:span></text:p>
      <text:p text:style-name="P1"/>
      <text:p text:style-name="P2">Credit Card Processing System</text:p>
      <text:p text:style-name="P2"/>
      <text:p text:style-name="P3">Problem Statement</text:p>
      <text:p text:style-name="P17">With the world now moving towards digitalization of every possible task, it is inevitable that libraries stop relying on physical staff for operation. Library management should allow users to borrow books, return books, pay fines and issue cards.</text:p>
      <text:p text:style-name="P18">Introduction</text:p>
      <text:list xml:id="list5834966913944779464" text:style-name="WWNum4">
        <text:list-item>
          <text:p text:style-name="P8">Purpose </text:p>
        </text:list-item>
      </text:list>
      <text:p text:style-name="P19">Operate a library efficiently using automation, streamlining tasks involved in running a library such as cataloging, issues, managing membership details, placing fines for delayed returns etc</text:p>
      <text:list xml:id="list5377263276829405068" text:style-name="WWNum1">
        <text:list-item>
          <text:p text:style-name="P9">Scope of the document:</text:p>
        </text:list-item>
      </text:list>
      <text:p text:style-name="P19">To specify the functional, behavioral and non-functional requirements of the software application that automates and streamlines various tasks involved in running a library.</text:p>
      <text:list xml:id="list2613312954763594827" text:style-name="WWNum5">
        <text:list-item>
          <text:p text:style-name="P10">Overview</text:p>
        </text:list-item>
      </text:list>
      <text:p text:style-name="P19">A library management system is a software application that helps librarians to manage the library operations, such as acquiring, cataloging, circulating, and reporting on library materials. It also helps users to find and access library resources easily and efficiently.</text:p>
      <text:p text:style-name="P19"/>
      <text:p text:style-name="P20">General description:</text:p>
      <text:p text:style-name="P17">The Hotel Management software system provides hotels with a user-friendly interface to manage reservations, guest information, inventory, billing and payments, reporting and analytics, staff management, and loyalty programs. Additionally, it establishes a centralized database for efficient data storage and retrieval.</text:p>
      <text:p text:style-name="P18">Functional requirements:</text:p>
      <text:list xml:id="list6361063074688986825" text:style-name="WWNum3">
        <text:list-item>
          <text:p text:style-name="P12">Data entry: The system should be able to accept and validate credit card information from customers, such as card number, expiration date, CVV code, billing address, etc. The system should also be able to accept and process payment methods, such as cash, check, debit card, etc12.</text:p>
        </text:list-item>
        <text:list-item>
          <text:p text:style-name="P12">Transaction processing: The system should be able to communicate with the card issuer or bank to authorize or decline transactions, and handle errors or exceptions. The system should also be able to calculate and apply fees, taxes, discounts, rewards, etc. The system should also be able to generate and send receipts and invoices to customers and merchants132.</text:p>
        </text:list-item>
        <text:list-item>
          <text:p text:style-name="P12"><text:soft-page-break/>Security: The system should be able to encrypt and protect the credit card data from unauthorized access or theft. The system should also be able to detect and prevent fraud, such as identity theft, chargebacks, etc. The system should also be able to comply with the relevant laws and regulations, such as PCI DSS14.</text:p>
        </text:list-item>
        <text:list-item>
          <text:p text:style-name="P12">Reporting: The system should be able to provide reports and analytics on the credit card transactions, such as sales volume, revenue, profit, customer behavior, etc. The system should also be able to provide alerts and notifications on any issues or anomalies in the transactions13.</text:p>
        </text:list-item>
        <text:list-item>
          <text:p text:style-name="P12">Received message. Based on web search results, here is a list of some functional requirements for a credit card system: - Data entry: The system should be able to accept and validate credit card information from customers, such as card number, expiration date, CVV code, billing address, etc. The system should also be able to accept and process payment methods, such as cash, check, debit card, etc . - Transaction processing: The system should be able to communicate with the card issuer or bank to authorize or decline transactions, and handle errors or exceptions. The system should also be able to calculate and apply fees, taxes, discounts, rewards, etc. The system should also be able to generate and send receipts and invoices to customers and merchants . - Security: The system should be able to encrypt and protect the credit card data from unauthorized access or theft. The system should also be able to detect and prevent fraud, such as identity theft, chargebacks, etc. The system should also be able to comply with the relevant laws and regulations, such as PCI DSS . - Reporting: The system should be able to provide reports and analytics on the credit card transactions, such as sales volume, revenue, profit, customer behavior, etc. The system should also be able to provide alerts and notifications on any issues or anomalies in the transactions .</text:p>
        </text:list-item>
      </text:list>
      <text:p text:style-name="P20">Interface requirements</text:p>
      <text:list xml:id="list8320468720554150995" text:style-name="WWNum2">
        <text:list-item>
          <text:p text:style-name="P11">User Interface</text:p>
          <text:list>
            <text:list-item>
              <text:p text:style-name="P21">UI should be simple, intuitive, responsive and consistent</text:p>
            </text:list-item>
            <text:list-item>
              <text:p text:style-name="P21">Interface should support different languages and devices as needed</text:p>
            </text:list-item>
            <text:list-item>
              <text:p text:style-name="P21">UI should display availability and location of books in the library</text:p>
            </text:list-item>
          </text:list>
        </text:list-item>
        <text:list-item>
          <text:p text:style-name="P7">Hardware Interface:</text:p>
          <text:list>
            <text:list-item>
              <text:p text:style-name="P21">The system should be compatible with multiple operating systems such as Windows, Linux etc</text:p>
            </text:list-item>
            <text:list-item>
              <text:p text:style-name="P21">The system should be reliable and secure when communicating with hardware devices</text:p>
            </text:list-item>
            <text:list-item>
              <text:p text:style-name="P21">The system should use QR codes to scan books and cards, and to facilitate payments</text:p>
            </text:list-item>
          </text:list>
        </text:list-item>
        <text:list-item>
          <text:p text:style-name="P7">Software Interface:</text:p>
          <text:list>
            <text:list-item>
              <text:p text:style-name="P21">A working OS</text:p>
            </text:list-item>
            <text:list-item>
              <text:p text:style-name="P21">Front-end framework like React/Angular/Vue</text:p>
            </text:list-item>
            <text:list-item>
              <text:p text:style-name="P21">RDBMS like MySQL, PostgreSQL etc</text:p>
            </text:list-item>
            <text:list-item>
              <text:p text:style-name="P21">Containers and orchestration services like Kubernetes</text:p>
            </text:list-item>
          </text:list>
        </text:list-item>
      </text:list>
      <text:p text:style-name="P20">Performance Requirements</text:p>
      <text:list xml:id="list3733554853234780759" text:style-name="WWNum6">
        <text:list-item>
          <text:p text:style-name="P13">The credit card processing software system must efficiently handle a large number of concurrent transactions, ensuring quick response times and high availability. It should be scalable to accommodate increased transaction loads and maintain optimal performance.</text:p>
        </text:list-item>
      </text:list>
      <text:p text:style-name="P20"/>
      <text:p text:style-name="P20"><text:soft-page-break/></text:p>
      <text:p text:style-name="P20">Design Constraints</text:p>
      <text:list xml:id="list1783157114701309021" text:style-name="WWNum9">
        <text:list-item>
          <text:p text:style-name="P6">The credit card processing software system must comply with industry standards and regulations, ensuring adherence to data security and privacy requirements. It should utilize secure encryption methods, follow PCI DSS guidelines, and implement robust authentication mechanisms.</text:p>
        </text:list-item>
      </text:list>
      <text:p text:style-name="P18">Non-functional Attributes</text:p>
      <text:list xml:id="list6039456022074067851" text:style-name="WWNum7">
        <text:list-item>
          <text:p text:style-name="P14">Usability: The UI should be simple enough for everyone to understand and get the relevant information without any special training. Different languages can be provided based on the requirements.</text:p>
        </text:list-item>
        <text:list-item>
          <text:p text:style-name="P4">Accuracy: The data stored about the books and the fines calculated should be correct, consistent, and reliable.</text:p>
        </text:list-item>
        <text:list-item>
          <text:p text:style-name="P4">Availability: The System should be available for the duration when the library operates and must be recovered within an hour or less if it fails. The system should respond to the requests within two seconds or less.</text:p>
        </text:list-item>
        <text:list-item>
          <text:p text:style-name="P4">Performance: The system should be fast and accurate. It should handle expected and unexpected errors. It should be able to handle large amount of data.</text:p>
        </text:list-item>
        <text:list-item>
          <text:p text:style-name="P4">Security: The system should protect the data from unauthorized access and modification. It should use encryption and authentication techniques to ensure data security.</text:p>
        </text:list-item>
        <text:list-item>
          <text:p text:style-name="P4">Scalability: The system should be able to handle increasing number of users and books without degrading the performance or function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37S</meta:editing-duration>
    <meta:editing-cycles>4</meta:editing-cycles>
    <meta:generator>OpenOffice/4.1.14$Win32 OpenOffice.org_project/4114m1$Build-9811</meta:generator>
    <dc:date>2023-05-12T08:58:43.59</dc:date>
    <dc:creator>Satwik PV</dc:creator>
    <meta:document-statistic meta:table-count="0" meta:image-count="0" meta:object-count="0" meta:page-count="3" meta:paragraph-count="44" meta:word-count="968" meta:character-count="6224"/>
    <meta:user-defined meta:name="Info 1"/>
    <meta:user-defined meta:name="Info 2"/>
    <meta:user-defined meta:name="Info 3"/>
    <meta:user-defined meta:name="Info 4"/>
  </office:meta>
</office:document-meta>
</file>